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5.588cm" svg:height="1.27cm" svg:x="1.254cm" svg:y="1cm">
          <text:p text:style-name="P1">Manual</text:p>
        </draw:rect>
        <draw:rect draw:style-name="gr1" draw:text-style-name="P1" xml:id="id6" draw:id="id6" draw:layer="layout" svg:width="5.588cm" svg:height="1.27cm" svg:x="8.493cm" svg:y="1cm">
          <text:p text:style-name="P1">Search</text:p>
        </draw:rect>
        <draw:rect draw:style-name="gr1" draw:text-style-name="P1" xml:id="id5" draw:id="id5" draw:layer="layout" svg:width="5.588cm" svg:height="1.27cm" svg:x="8.493cm" svg:y="3.286cm">
          <text:p text:style-name="P1">How to</text:p>
        </draw:rect>
        <draw:rect draw:style-name="gr1" draw:text-style-name="P1" xml:id="id4" draw:id="id4" draw:layer="layout" svg:width="5.588cm" svg:height="1.27cm" svg:x="8.493cm" svg:y="5.318cm">
          <text:p text:style-name="P1">Entry</text:p>
        </draw:rect>
        <draw:custom-shape draw:style-name="gr2" draw:text-style-name="P1" xml:id="id2" draw:id="id2" draw:layer="layout" svg:width="5.461cm" svg:height="0.889cm" svg:x="1cm" svg:y="3.667cm">
          <text:p text:style-name="P1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4.048cm" svg:y1="2.27cm" svg:x2="3.73cm" svg:y2="3.667cm" draw:start-shape="id1" draw:start-glue-point="2" draw:end-shape="id2" svg:d="M4048 2270v698h-318v699">
          <text:p/>
        </draw:connector>
        <draw:custom-shape draw:style-name="gr4" draw:text-style-name="P1" xml:id="id3" draw:id="id3" draw:layer="layout" svg:width="0.381cm" svg:height="0.381cm" svg:x="7.223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842cm" svg:y1="1.635cm" svg:x2="7.414cm" svg:y2="3.032cm" draw:start-shape="id1" draw:start-glue-point="1" draw:end-shape="id3" draw:end-glue-point="4" svg:d="M6842 1635h572v1397">
          <text:p/>
        </draw:connector>
        <draw:connector draw:style-name="gr3" draw:text-style-name="P1" draw:layer="layout" svg:x1="7.414cm" svg:y1="3.413cm" svg:x2="8.493cm" svg:y2="5.953cm" draw:start-shape="id3" draw:start-glue-point="8" draw:end-shape="id4" draw:end-glue-point="3" svg:d="M7414 3413v2540h1079">
          <text:p/>
        </draw:connector>
        <draw:connector draw:style-name="gr3" draw:text-style-name="P1" draw:layer="layout" svg:x1="7.604cm" svg:y1="3.223cm" svg:x2="8.493cm" svg:y2="3.921cm" draw:start-shape="id3" draw:start-glue-point="10" draw:end-shape="id5" draw:end-glue-point="3" svg:d="M7604 3223h444v698h445">
          <text:p/>
        </draw:connector>
        <draw:connector draw:style-name="gr3" draw:text-style-name="P1" draw:layer="layout" svg:x1="7.549cm" svg:y1="3.087cm" svg:x2="8.493cm" svg:y2="1.635cm" draw:start-shape="id3" draw:start-glue-point="11" draw:end-shape="id6" svg:d="M7549 3087v-1452h944">
          <text:p/>
        </draw:connector>
        <draw:custom-shape draw:style-name="gr2" draw:text-style-name="P1" xml:id="id7" draw:id="id7" draw:layer="layout" svg:width="4.826cm" svg:height="2.54cm" svg:x="15.605cm" svg:y="6.08cm">
          <text:p text:style-name="P1">Recipe name</text:p>
          <text:p text:style-name="P1">Instructions</text:p>
          <text:p text:style-name="P1">ingredien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14.081cm" svg:y1="5.953cm" svg:x2="18.501cm" svg:y2="6.08cm" draw:start-shape="id4" draw:start-glue-point="1" draw:end-shape="id7" draw:end-glue-point="4" svg:d="M14081 5953h762v-374h3658v501">
          <text:p/>
        </draw:connector>
        <draw:custom-shape draw:style-name="gr2" draw:text-style-name="P1" xml:id="id8" draw:id="id8" draw:layer="layout" svg:width="2.032cm" svg:height="2.921cm" svg:x="10.271cm" svg:y="7.223cm">
          <text:p text:style-name="P1">Is </text:p>
          <text:p text:style-name="P1">val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6.087cm" svg:y1="7.35cm" svg:x2="11.287cm" svg:y2="7.223cm" draw:start-shape="id7" draw:start-glue-point="6" draw:end-shape="id8" draw:end-glue-point="4" svg:d="M16087 7350h-2132v-629h-2668v502">
          <text:p/>
        </draw:connector>
        <draw:custom-shape draw:style-name="gr2" draw:text-style-name="P1" xml:id="id9" draw:id="id9" draw:layer="layout" svg:width="4.191cm" svg:height="0.889cm" svg:x="3.794cm" svg:y="8.112cm">
          <text:p text:style-name="P1">Error messa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271cm" svg:y1="8.684cm" svg:x2="7.985cm" svg:y2="8.556cm" draw:start-shape="id8" draw:start-glue-point="5" draw:end-shape="id9" draw:end-glue-point="7" svg:d="M10271 8684h-1143v-128h-1143">
          <text:p/>
        </draw:connector>
        <draw:custom-shape draw:style-name="gr2" draw:text-style-name="P1" xml:id="id10" draw:id="id10" draw:layer="layout" svg:width="4.445cm" svg:height="2.159cm" svg:x="13.192cm" svg:y="9.763cm">
          <text:p text:style-name="P1">Starts for loo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6.604cm" svg:height="1.397cm" svg:x="3.54cm" svg:y="10.779cm">
          <text:p text:style-name="P1">Creates array</text:p>
          <text:p text:style-name="P1">Of text fiel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2" draw:id="id12" draw:layer="layout" svg:width="3.302cm" svg:height="2.921cm" svg:x="4.556cm" svg:y="13.573cm">
          <text:p text:style-name="P1">User fills </text:p>
          <text:p text:style-name="P1">Text fields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xml:id="id13" draw:id="id13" draw:layer="layout" svg:width="4.572cm" svg:height="2.54cm" svg:x="11.795cm" svg:y="14.589cm">
          <text:p text:style-name="P1">Data goes </text:p>
          <text:p text:style-name="P1">Into txt fil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12.303cm" svg:y1="8.684cm" svg:x2="15.415cm" svg:y2="9.763cm" draw:start-shape="id8" draw:start-glue-point="7" draw:end-shape="id10" draw:end-glue-point="4" svg:d="M12303 8684h3112v1079">
          <text:p/>
        </draw:connector>
        <draw:connector draw:style-name="gr3" draw:text-style-name="P1" draw:layer="layout" svg:x1="13.192cm" svg:y1="10.843cm" svg:x2="10.144cm" svg:y2="11.478cm" draw:start-shape="id10" draw:start-glue-point="5" draw:end-shape="id11" draw:end-glue-point="7" svg:d="M13192 10843h-1524v635h-1524">
          <text:p/>
        </draw:connector>
        <draw:connector draw:style-name="gr3" draw:text-style-name="P1" draw:layer="layout" svg:x1="6.842cm" svg:y1="12.176cm" svg:x2="6.207cm" svg:y2="13.863cm" draw:start-shape="id11" draw:start-glue-point="6" draw:end-shape="id12" draw:end-glue-point="4" svg:d="M6842 12176v698h-635v989">
          <text:p/>
        </draw:connector>
        <draw:connector draw:style-name="gr3" draw:text-style-name="P1" draw:layer="layout" svg:x1="7.858cm" svg:y1="15.034cm" svg:x2="12.252cm" svg:y2="15.859cm" draw:start-shape="id12" draw:start-glue-point="7" draw:end-shape="id13" draw:end-glue-point="6" svg:d="M7858 15034h1969v825h24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dy murrer</meta:initial-creator>
    <meta:creation-date>2018-05-16T20:09:01.89</meta:creation-date>
    <dc:date>2018-05-16T20:18:54.85</dc:date>
    <dc:creator>cody murrer</dc:creator>
    <meta:editing-duration>PT9M53S</meta:editing-duration>
    <meta:editing-cycles>1</meta:editing-cycles>
    <meta:document-statistic meta:object-count="25"/>
    <meta:generator>OpenOffice/4.1.5$Win32 OpenOffice.org_project/415m1$Build-9789</meta:generator>
  </office:meta>
</office:document-meta>
</file>